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Gabriola" svg:font-family="Gabriola" style:font-family-generic="decorativ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ccccc" loext:opacity="100%" style:font-name="Consolas" fo:font-size="10.5pt" fo:font-weight="normal" officeooo:rsid="00115c3b" officeooo:paragraph-rsid="00115c3b" fo:background-color="#1f1f1f" style:font-size-asian="11.3500003814697pt" style:font-size-complex="13pt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Preformatted_20_Text">
      <style:paragraph-properties fo:text-align="center" style:justify-single-word="false"/>
      <style:text-properties style:font-name="Gabriola" fo:font-size="13pt" officeooo:rsid="00115c3b" officeooo:paragraph-rsid="00115c3b" style:font-size-asian="11.3500003814697pt" style:font-size-complex="13pt"/>
    </style:style>
    <style:style style:name="P5" style:family="paragraph" style:parent-style-name="Preformatted_20_Text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7" style:family="paragraph" style:parent-style-name="Standard">
      <style:paragraph-properties fo:text-align="center" style:justify-single-word="false"/>
      <style:text-properties style:font-name="Gabriola" fo:font-size="13pt" officeooo:rsid="00115c3b" officeooo:paragraph-rsid="00115c3b" style:font-size-asian="11.3500003814697pt" style:font-size-complex="13pt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dcdcaa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ce9178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nav-bar</text:span> {</text:p>
      <text:p text:style-name="P2">    <text:span text:style-name="T2">background-color</text:span><text:span text:style-name="T3">: </text:span><text:span text:style-name="T4">hsla</text:span><text:span text:style-name="T3">(</text:span><text:span text:style-name="T5">0</text:span><text:span text:style-name="T3">, </text:span><text:span text:style-name="T5">0%</text:span><text:span text:style-name="T3">, </text:span><text:span text:style-name="T5">100%</text:span><text:span text:style-name="T3">, </text:span><text:span text:style-name="T5">0.849</text:span><text:span text:style-name="T3">)%, </text:span><text:span text:style-name="T5">100%</text:span><text:span text:style-name="T3">, </text:span><text:span text:style-name="T5">0.884</text:span><text:span text:style-name="T3">);</text:span></text:p>
      <text:p text:style-name="P2">    <text:span text:style-name="T2">padding</text:span><text:span text:style-name="T3">: </text:span><text:span text:style-name="T5">35px</text:span><text:span text:style-name="T3">;</text:span></text:p>
      <text:p text:style-name="P2">    <text:span text:style-name="T2">display</text:span><text:span text:style-name="T3">: </text:span><text:span text:style-name="T6">flex</text:span><text:span text:style-name="T3">;</text:span></text:p>
      <text:p text:style-name="P2">    <text:span text:style-name="T2">justify-content</text:span><text:span text:style-name="T3">: </text:span><text:span text:style-name="T6">space-around</text:span><text:span text:style-name="T3">;</text:span></text:p>
      <text:p text:style-name="P2">    <text:span text:style-name="T2">font</text:span><text:span text:style-name="T3">:</text:span><text:span text:style-name="T6">bold</text:span><text:span text:style-name="T3">;</text:span></text:p>
      <text:p text:style-name="P2">    <text:span text:style-name="T2">font-family</text:span><text:span text:style-name="T3">: </text:span><text:span text:style-name="T6">'Courier New'</text:span><text:span text:style-name="T3">, </text:span><text:span text:style-name="T6">Courier</text:span><text:span text:style-name="T3">, </text:span><text:span text:style-name="T6">monospace</text:span><text:span text:style-name="T3">;</text:span></text:p>
      <text:p text:style-name="P3">}</text:p>
      <text:p text:style-name="P4"><text:bookmark text:name="line1"/>&lt;body&gt;</text:p>
      <text:p text:style-name="P5"><text:bookmark text:name="line11"/><text:s text:c="4"/>&lt;div class="nav-bar"&gt;</text:p>
      <text:p text:style-name="P5"><text:bookmark text:name="line12"/><text:s text:c="6"/>&lt;a href="<text:a xlink:type="simple" xlink:href="view-source:https://tremulotmaths.github.io/minisites2023/site4/site-ely-sasha-clement-soulayman.html#accueil" text:style-name="Internet_20_link" text:visited-style-name="Visited_20_Internet_20_Link">#accueil</text:a>" class="nav-link active"&gt;Accueil&lt;/a&gt;</text:p>
      <text:p text:style-name="P5"><text:bookmark text:name="line13"/><text:s text:c="6"/>&lt;a href="<text:a xlink:type="simple" xlink:href="view-source:https://tremulotmaths.github.io/minisites2023/site4/site-ely-sasha-clement-soulayman.html#programme" text:style-name="Internet_20_link" text:visited-style-name="Visited_20_Internet_20_Link">#programme</text:a>" class="nav-link"&gt;Programme&lt;/a&gt;</text:p>
      <text:p text:style-name="P5"><text:bookmark text:name="line14"/><text:s text:c="6"/>&lt;a href="<text:a xlink:type="simple" xlink:href="view-source:https://tremulotmaths.github.io/minisites2023/site4/site-ely-sasha-clement-soulayman.html#orientation" text:style-name="Internet_20_link" text:visited-style-name="Visited_20_Internet_20_Link">#orientation</text:a>" class="nav-link"&gt;Orientation&lt;/a&gt;</text:p>
      <text:p text:style-name="P5"><text:bookmark text:name="line15"/><text:s text:c="6"/>&lt;a href="<text:a xlink:type="simple" xlink:href="view-source:https://tremulotmaths.github.io/minisites2023/site4/site-ely-sasha-clement-soulayman.html#baccalaureat" text:style-name="Internet_20_link" text:visited-style-name="Visited_20_Internet_20_Link">#baccalaureat</text:a>" class="nav-link"&gt;Baccalauréat&lt;/a&gt;</text:p>
      <text:p text:style-name="P6"><text:bookmark text:name="line16"/><text:s text:c="2"/>&lt;/div&gt;</text:p>
      <text:p text:style-name="P7"/>
      <text:p text:style-name="P7">https://www.capitainestudy.fr/articles/que-faire-apres-une-specialite-nsi-numerique-et-sciences-informatiques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Gabriola" svg:font-family="Gabriola" style:font-family-generic="decorative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0:35:07.356000000</meta:creation-date>
    <dc:date>2025-03-06T10:54:24.442000000</dc:date>
    <meta:editing-duration>PT5M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6" meta:word-count="40" meta:character-count="598" meta:non-whitespace-character-count="520"/>
  </office:meta>
</office:document-meta>
</file>